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1" style:family="paragraph"/>
    <style:style style:name="P9" style:parent-style-name="Lijstalinea" style:list-style-name="LFO1" style:family="paragraph"/>
    <style:style style:name="P10" style:parent-style-name="Lijstalinea" style:list-style-name="LFO1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  <style:style style:name="P15" style:parent-style-name="Lijstalinea" style:list-style-name="LFO1" style:family="paragraph"/>
    <style:style style:name="P16" style:parent-style-name="Lijstalinea" style:list-style-name="LFO2" style:family="paragraph"/>
    <style:style style:name="P17" style:parent-style-name="Lijstalinea" style:list-style-name="LFO2" style:family="paragraph"/>
    <style:style style:name="P18" style:parent-style-name="Lijstalinea" style:list-style-name="LFO2" style:family="paragraph"/>
    <style:style style:name="P19" style:parent-style-name="Lijstalinea" style:list-style-name="LFO2" style:family="paragraph"/>
    <style:style style:name="P20" style:parent-style-name="Lijstalinea" style:list-style-name="LFO2" style:family="paragraph"/>
    <style:style style:name="P21" style:parent-style-name="Lijstalinea" style:list-style-name="LFO2" style:family="paragraph"/>
    <style:style style:name="P22" style:parent-style-name="Lijstalinea" style:list-style-name="LFO2" style:family="paragraph"/>
    <style:style style:name="P23" style:parent-style-name="Lijstalinea" style:list-style-name="LFO3" style:family="paragraph"/>
    <style:style style:name="P24" style:parent-style-name="Lijstalinea" style:list-style-name="LFO3" style:family="paragraph"/>
    <style:style style:name="P25" style:parent-style-name="Lijstalinea" style:list-style-name="LFO3" style:family="paragraph"/>
    <style:style style:name="P26" style:parent-style-name="Standaard" style:family="paragraph">
      <style:text-properties fo:language="en" fo:country="US"/>
    </style:style>
    <style:style style:name="P27" style:parent-style-name="Lijstalinea" style:list-style-name="LFO4" style:family="paragraph">
      <style:text-properties fo:language="en" fo:country="US"/>
    </style:style>
    <style:style style:name="P28" style:parent-style-name="Lijstalinea" style:list-style-name="LFO4" style:family="paragraph">
      <style:text-properties fo:language="en" fo:country="US"/>
    </style:style>
    <style:style style:name="P29" style:parent-style-name="Lijstalinea" style:list-style-name="LFO4" style:family="paragraph">
      <style:text-properties fo:language="en" fo:country="US"/>
    </style:style>
    <style:style style:name="P30" style:parent-style-name="Lijstalinea" style:list-style-name="LFO4" style:family="paragraph">
      <style:text-properties fo:language="en" fo:country="US"/>
    </style:style>
    <style:style style:name="P31" style:parent-style-name="Lijstalinea" style:list-style-name="LFO4" style:family="paragraph">
      <style:text-properties fo:language="en" fo:country="US"/>
    </style:style>
    <style:style style:name="P32" style:parent-style-name="Lijstalinea" style:list-style-name="LFO4" style:family="paragraph"/>
    <style:style style:name="P33" style:parent-style-name="Lijstalinea" style:list-style-name="LFO4" style:family="paragraph">
      <style:text-properties fo:language="en" fo:country="US"/>
    </style:style>
    <style:style style:name="P34" style:parent-style-name="Lijstalinea" style:list-style-name="LFO4" style:family="paragraph">
      <style:text-properties fo:language="en" fo:country="US"/>
    </style:style>
    <style:style style:name="P35" style:parent-style-name="Lijstalinea" style:list-style-name="LFO4" style:family="paragraph">
      <style:text-properties fo:language="en" fo:country="US"/>
    </style:style>
    <style:style style:name="P36" style:parent-style-name="Lijstalinea" style:list-style-name="LFO4" style:family="paragraph">
      <style:text-properties fo:language="en" fo:country="US"/>
    </style:style>
    <style:style style:name="P37" style:parent-style-name="Standaard" style:family="paragraph">
      <style:text-properties fo:language="en" fo:country="US"/>
    </style:style>
    <style:style style:name="P38" style:parent-style-name="Lijstalinea" style:list-style-name="LFO5" style:family="paragraph">
      <style:text-properties fo:language="en" fo:country="US"/>
    </style:style>
    <style:style style:name="P39" style:parent-style-name="Lijstalinea" style:list-style-name="LFO5" style:family="paragraph">
      <style:text-properties fo:language="en" fo:country="US"/>
    </style:style>
    <style:style style:name="P40" style:parent-style-name="Lijstalinea" style:list-style-name="LFO5" style:family="paragraph">
      <style:text-properties fo:language="en" fo:country="US"/>
    </style:style>
    <style:style style:name="P41" style:parent-style-name="Lijstalinea" style:list-style-name="LFO5" style:family="paragraph">
      <style:text-properties fo:language="en" fo:country="US"/>
    </style:style>
    <style:style style:name="P42" style:parent-style-name="Lijstalinea" style:list-style-name="LFO5" style:family="paragraph">
      <style:text-properties fo:language="en" fo:country="US"/>
    </style:style>
    <style:style style:name="P43" style:parent-style-name="Lijstalinea" style:list-style-name="LFO5" style:family="paragraph">
      <style:text-properties fo:language="en" fo:country="US"/>
    </style:style>
    <style:style style:name="P44" style:parent-style-name="Lijstalinea" style:list-style-name="LFO5" style:family="paragraph">
      <style:text-properties fo:language="en" fo:country="US"/>
    </style:style>
    <style:style style:name="P45" style:parent-style-name="Lijstalinea" style:list-style-name="LFO5" style:family="paragraph">
      <style:text-properties fo:language="en" fo:country="US"/>
    </style:style>
    <style:style style:name="P46" style:parent-style-name="Lijstalinea" style:list-style-name="LFO5" style:family="paragraph">
      <style:text-properties fo:language="en" fo:country="US"/>
    </style:style>
    <style:style style:name="P47" style:parent-style-name="Lijstalinea" style:list-style-name="LFO5" style:family="paragraph">
      <style:text-properties fo:language="en" fo:country="US"/>
    </style:style>
    <style:style style:name="P48" style:parent-style-name="Standaard" style:family="paragraph">
      <style:text-properties fo:language="en" fo:country="US"/>
    </style:style>
    <style:style style:name="P49" style:parent-style-name="Lijstalinea" style:list-style-name="LFO6" style:family="paragraph">
      <style:text-properties fo:language="en" fo:country="US"/>
    </style:style>
    <style:style style:name="P50" style:parent-style-name="Lijstalinea" style:list-style-name="LFO6" style:family="paragraph">
      <style:text-properties fo:language="en" fo:country="US"/>
    </style:style>
    <style:style style:name="P51" style:parent-style-name="Lijstalinea" style:list-style-name="LFO6" style:family="paragraph">
      <style:text-properties fo:language="en" fo:country="US"/>
    </style:style>
    <style:style style:name="P52" style:parent-style-name="Lijstalinea" style:list-style-name="LFO6" style:family="paragraph">
      <style:text-properties fo:language="en" fo:country="US"/>
    </style:style>
    <style:style style:name="P53" style:parent-style-name="Lijstalinea" style:list-style-name="LFO6" style:family="paragraph">
      <style:text-properties fo:language="en" fo:country="US"/>
    </style:style>
    <style:style style:name="P54" style:parent-style-name="Lijstalinea" style:list-style-name="LFO6" style:family="paragraph">
      <style:text-properties fo:language="en" fo:country="US"/>
    </style:style>
    <style:style style:name="P55" style:parent-style-name="Lijstalinea" style:list-style-name="LFO6" style:family="paragraph">
      <style:text-properties fo:language="en" fo:country="US"/>
    </style:style>
    <style:style style:name="P56" style:parent-style-name="Lijstalinea" style:list-style-name="LFO6" style:family="paragraph">
      <style:text-properties fo:language="en" fo:country="US"/>
    </style:style>
    <style:style style:name="P57" style:parent-style-name="Lijstalinea" style:list-style-name="LFO6" style:family="paragraph">
      <style:text-properties fo:language="en" fo:country="US"/>
    </style:style>
    <style:style style:name="P58" style:parent-style-name="Lijstalinea" style:list-style-name="LFO6" style:family="paragraph">
      <style:text-properties fo:language="en" fo:country="US"/>
    </style:style>
    <style:style style:name="P59" style:parent-style-name="Lijstalinea" style:list-style-name="LFO6" style:family="paragraph">
      <style:text-properties fo:language="en" fo:country="US"/>
    </style:style>
    <style:style style:name="P60" style:parent-style-name="Standaard" style:family="paragraph">
      <style:text-properties fo:language="en" fo:country="US"/>
    </style:style>
    <style:style style:name="P61" style:parent-style-name="Lijstalinea" style:list-style-name="LFO7" style:family="paragraph">
      <style:text-properties fo:language="en" fo:country="US"/>
    </style:style>
    <style:style style:name="P62" style:parent-style-name="Lijstalinea" style:list-style-name="LFO7" style:family="paragraph">
      <style:text-properties fo:language="en" fo:country="US"/>
    </style:style>
    <style:style style:name="P63" style:parent-style-name="Lijstalinea" style:list-style-name="LFO7" style:family="paragraph">
      <style:text-properties fo:language="en" fo:country="US"/>
    </style:style>
    <style:style style:name="P64" style:parent-style-name="Lijstalinea" style:list-style-name="LFO7" style:family="paragraph">
      <style:text-properties fo:language="en" fo:country="US"/>
    </style:style>
    <style:style style:name="P65" style:parent-style-name="Lijstalinea" style:list-style-name="LFO7" style:family="paragraph">
      <style:text-properties fo:language="en" fo:country="US"/>
    </style:style>
    <style:style style:name="P66" style:parent-style-name="Lijstalinea" style:list-style-name="LFO7" style:family="paragraph">
      <style:text-properties fo:language="en" fo:country="US"/>
    </style:style>
    <style:style style:name="P67" style:parent-style-name="Lijstalinea" style:list-style-name="LFO7" style:family="paragraph">
      <style:text-properties fo:language="en" fo:country="US"/>
    </style:style>
    <style:style style:name="P68" style:parent-style-name="Lijstalinea" style:list-style-name="LFO7" style:family="paragraph">
      <style:text-properties fo:language="en" fo:country="US"/>
    </style:style>
    <style:style style:name="P69" style:parent-style-name="Lijstalinea" style:list-style-name="LFO7" style:family="paragraph">
      <style:text-properties fo:language="en" fo:country="US"/>
    </style:style>
    <style:style style:name="P70" style:parent-style-name="Lijstalinea" style:list-style-name="LFO7" style:family="paragraph">
      <style:text-properties fo:language="en" fo:country="US"/>
    </style:style>
    <style:style style:name="P71" style:parent-style-name="Standaard" style:family="paragraph">
      <style:text-properties fo:language="en" fo:country="US"/>
    </style:style>
    <style:style style:name="P72" style:parent-style-name="Lijstalinea" style:list-style-name="LFO13" style:family="paragraph">
      <style:text-properties fo:language="en" fo:country="US"/>
    </style:style>
    <style:style style:name="P73" style:parent-style-name="Lijstalinea" style:list-style-name="LFO13" style:family="paragraph">
      <style:text-properties fo:language="en" fo:country="US"/>
    </style:style>
    <style:style style:name="P74" style:parent-style-name="Lijstalinea" style:list-style-name="LFO13" style:family="paragraph">
      <style:text-properties fo:language="en" fo:country="US"/>
    </style:style>
    <style:style style:name="P75" style:parent-style-name="Lijstalinea" style:list-style-name="LFO13" style:family="paragraph">
      <style:text-properties fo:language="en" fo:country="US"/>
    </style:style>
    <style:style style:name="P76" style:parent-style-name="Lijstalinea" style:list-style-name="LFO13" style:family="paragraph">
      <style:text-properties fo:language="en" fo:country="US"/>
    </style:style>
    <style:style style:name="P77" style:parent-style-name="Lijstalinea" style:list-style-name="LFO13" style:family="paragraph">
      <style:text-properties fo:language="en" fo:country="US"/>
    </style:style>
    <style:style style:name="P78" style:parent-style-name="Lijstalinea" style:list-style-name="LFO13" style:family="paragraph">
      <style:text-properties fo:language="en" fo:country="US"/>
    </style:style>
    <style:style style:name="P79" style:parent-style-name="Lijstalinea" style:list-style-name="LFO13" style:family="paragraph">
      <style:text-properties fo:language="en" fo:country="US"/>
    </style:style>
    <style:style style:name="P80" style:parent-style-name="Lijstalinea" style:list-style-name="LFO13" style:family="paragraph">
      <style:text-properties fo:language="en" fo:country="US"/>
    </style:style>
    <style:style style:name="P81" style:parent-style-name="Lijstalinea" style:list-style-name="LFO13" style:family="paragraph">
      <style:text-properties fo:language="en" fo:country="US"/>
    </style:style>
    <style:style style:name="P82" style:parent-style-name="Standaard" style:family="paragraph">
      <style:text-properties fo:language="en" fo:country="US"/>
    </style:style>
    <style:style style:name="P83" style:parent-style-name="Standaard" style:family="paragraph">
      <style:text-properties fo:language="en" fo:country="US"/>
    </style:style>
  </office:automatic-styles>
  <office:body>
    <office:text text:use-soft-page-breaks="true">
      <text:p text:style-name="P1">Animatielijst voor de PC</text:p>
      <text:p text:style-name="Standaard">Primaire Animaties:</text:p>
      <text:list text:style-name="LFO1" text:continue-numbering="true">
        <text:list-item>
          <text:p text:style-name="P2">Lopen</text:p>
          <text:list text:continue-numbering="true">
            <text:list-item>
              <text:p text:style-name="P3">Strafen naar links</text:p>
            </text:list-item>
            <text:list-item>
              <text:p text:style-name="P4">Strafen naar rechts</text:p>
            </text:list-item>
            <text:list-item>
              <text:p text:style-name="P5">Achteruit lopen</text:p>
            </text:list-item>
          </text:list>
        </text:list-item>
        <text:list-item>
          <text:p text:style-name="P6">Rennen</text:p>
        </text:list-item>
        <text:list-item>
          <text:p text:style-name="P7">Idle</text:p>
        </text:list-item>
        <text:list-item>
          <text:p text:style-name="P8">Rotaten</text:p>
        </text:list-item>
        <text:list-item>
          <text:p text:style-name="P9">Rollen</text:p>
          <text:list text:continue-numbering="true">
            <text:list-item>
              <text:p text:style-name="P10">Vooruit</text:p>
            </text:list-item>
            <text:list-item>
              <text:p text:style-name="P11">Links en rechts</text:p>
            </text:list-item>
            <text:list-item>
              <text:p text:style-name="P12">Achteruit</text:p>
            </text:list-item>
          </text:list>
        </text:list-item>
        <text:list-item>
          <text:p text:style-name="P13">Springen</text:p>
          <text:list text:continue-numbering="true">
            <text:list-item>
              <text:p text:style-name="P14">Omhoog<text:s/>(stilstaand)</text:p>
            </text:list-item>
            <text:list-item>
              <text:p text:style-name="P15">Vooruit (stilstaand wanneer springaanval wordt uitgevoerd, wanneer de speler rent)</text:p>
            </text:list-item>
          </text:list>
        </text:list-item>
      </text:list>
      <text:p text:style-name="Standaard">Secundaire Animaties</text:p>
      <text:list text:style-name="LFO2" text:continue-numbering="true">
        <text:list-item>
          <text:p text:style-name="P16">Schade ontvangen</text:p>
          <text:list text:continue-numbering="true">
            <text:list-item>
              <text:p text:style-name="P17">Wankelen (niet helemaal om vallen)</text:p>
            </text:list-item>
            <text:list-item>
              <text:p text:style-name="P18">Omvallen (helemaal om vallen)</text:p>
            </text:list-item>
          </text:list>
        </text:list-item>
        <text:list-item>
          <text:p text:style-name="P19">Opstaan (vanuit Omvallen)</text:p>
        </text:list-item>
        <text:list-item>
          <text:p text:style-name="P20">Doodgaan</text:p>
        </text:list-item>
        <text:list-item>
          <text:p text:style-name="P21"><text:s/>Interaction met<text:s/>GitGudbox(Kisten, iets wat op de grond zit)#pickup door knieen</text:p>
        </text:list-item>
        <text:list-item>
          <text:p text:style-name="P22">Interaction met shops</text:p>
        </text:list-item>
      </text:list>
      <text:p text:style-name="Standaard">Tertiaire Animaties</text:p>
      <text:list text:style-name="LFO3" text:continue-numbering="true">
        <text:list-item>
          <text:p text:style-name="P23">Eten (het gebruiken van de “health –en stamina potion”) #linker arm/!</text:p>
        </text:list-item>
        <text:list-item>
          <text:p text:style-name="P24">Werp animaties (van werpbare items, Werpmes, werpbijl)#linkerarm!</text:p>
        </text:list-item>
        <text:list-item>
          <text:p text:style-name="P25">Schiet animatie voor kruisbogen en pistolen #!</text:p>
        </text:list-item>
      </text:list>
      <text:p text:style-name="Standaard"/>
      <text:p text:style-name="Standaard"/>
      <text:p text:style-name="Standaard"/>
      <text:soft-page-break/>
      <text:p text:style-name="P26">Zwaard Animaties</text:p>
      <text:list text:style-name="LFO4" text:continue-numbering="true">
        <text:list-item>
          <text:p text:style-name="P27">Lichte aanval (2x)</text:p>
        </text:list-item>
        <text:list-item>
          <text:p text:style-name="P28">Zware aanval(1x)<text:s/></text:p>
        </text:list-item>
        <text:list-item>
          <text:p text:style-name="P29">Rol, lichte aanval</text:p>
        </text:list-item>
        <text:list-item>
          <text:p text:style-name="P30">Sprinten, lichte aanval</text:p>
        </text:list-item>
        <text:list-item>
          <text:p text:style-name="P31">Spring+aanval, zware aanval</text:p>
        </text:list-item>
        <text:list-item>
          <text:p text:style-name="P32">Wisselen van wapen<text:s/>(wegstoppen en pakken)</text:p>
        </text:list-item>
        <text:list-item>
          <text:p text:style-name="P33">Charge attack/ charge</text:p>
        </text:list-item>
        <text:list-item>
          <text:p text:style-name="P34">Charge attack/ attack</text:p>
        </text:list-item>
        <text:list-item>
          <text:p text:style-name="P35">Terugketsen<text:s/>#</text:p>
        </text:list-item>
        <text:list-item>
          <text:p text:style-name="P36">Special finisher**#</text:p>
        </text:list-item>
      </text:list>
      <text:p text:style-name="P37">Bijl Animaties</text:p>
      <text:list text:style-name="LFO5" text:continue-numbering="true">
        <text:list-item>
          <text:p text:style-name="P38">Lichte aanval (1x)</text:p>
        </text:list-item>
        <text:list-item>
          <text:p text:style-name="P39">Zware aanval(2x)<text:s/></text:p>
        </text:list-item>
        <text:list-item>
          <text:p text:style-name="P40">Rol, lichte aanval</text:p>
        </text:list-item>
        <text:list-item>
          <text:p text:style-name="P41">Sprinten, lichte aanval</text:p>
        </text:list-item>
        <text:list-item>
          <text:p text:style-name="P42">Spring+aanval, zware aanval</text:p>
        </text:list-item>
        <text:list-item>
          <text:p text:style-name="P43">Wisselen van wapen</text:p>
        </text:list-item>
        <text:list-item>
          <text:p text:style-name="P44">Charge attack/ charge</text:p>
        </text:list-item>
        <text:list-item>
          <text:p text:style-name="P45">Charge attack/ attack</text:p>
        </text:list-item>
        <text:list-item>
          <text:p text:style-name="P46">Terugketsen</text:p>
        </text:list-item>
        <text:list-item>
          <text:p text:style-name="P47">Special finisher**</text:p>
        </text:list-item>
      </text:list>
      <text:p text:style-name="P48">Speer/Magic Staff<text:s/>Animaties</text:p>
      <text:list text:style-name="LFO6" text:continue-numbering="true">
        <text:list-item>
          <text:p text:style-name="P49">Lichte<text:s/>aanval (2x)</text:p>
        </text:list-item>
        <text:list-item>
          <text:p text:style-name="P50">Zware aanval(1x)<text:s/></text:p>
        </text:list-item>
        <text:list-item>
          <text:p text:style-name="P51">Rol, lichte aanval</text:p>
        </text:list-item>
        <text:list-item>
          <text:p text:style-name="P52">Sprinten, lichte aanval</text:p>
        </text:list-item>
        <text:list-item>
          <text:p text:style-name="P53">Spring+aanval, zware aanval</text:p>
        </text:list-item>
        <text:list-item>
          <text:p text:style-name="P54">Wisselen van wapen</text:p>
        </text:list-item>
        <text:list-item>
          <text:p text:style-name="P55">Charge attack/ charge</text:p>
        </text:list-item>
        <text:list-item>
          <text:p text:style-name="P56">Charge attack/ attack</text:p>
        </text:list-item>
        <text:list-item>
          <text:p text:style-name="P57">Terugketsen</text:p>
        </text:list-item>
        <text:list-item>
          <text:p text:style-name="P58">Special finisher**</text:p>
        </text:list-item>
        <text:list-item>
          <text:p text:style-name="P59">Magic gebruiken</text:p>
        </text:list-item>
      </text:list>
      <text:p text:style-name="P60">Grootzwaard Animaties</text:p>
      <text:list text:style-name="LFO7" text:continue-numbering="true">
        <text:list-item>
          <text:p text:style-name="P61">Lichte aanval (2x)</text:p>
        </text:list-item>
        <text:list-item>
          <text:p text:style-name="P62">Zware aanval(2x)<text:s/></text:p>
        </text:list-item>
        <text:list-item>
          <text:p text:style-name="P63">Rol, lichte aanval</text:p>
        </text:list-item>
        <text:list-item>
          <text:p text:style-name="P64">Sprinten, lichte aanval</text:p>
        </text:list-item>
        <text:list-item>
          <text:p text:style-name="P65">Spring+aanval, zware aanval</text:p>
        </text:list-item>
        <text:list-item>
          <text:p text:style-name="P66">Wisselen van wapen</text:p>
        </text:list-item>
        <text:list-item>
          <text:p text:style-name="P67">Charge attack/ charge</text:p>
        </text:list-item>
        <text:list-item>
          <text:p text:style-name="P68">Charge attack/ attack</text:p>
        </text:list-item>
        <text:list-item>
          <text:p text:style-name="P69">Terugketsen</text:p>
        </text:list-item>
        <text:list-item>
          <text:p text:style-name="P70">Special finisher**</text:p>
        </text:list-item>
      </text:list>
      <text:p text:style-name="P71">Vuistwapens Animaties</text:p>
      <text:list text:style-name="LFO13" text:continue-numbering="true">
        <text:list-item>
          <text:p text:style-name="P72">Lichte aanval (3x)</text:p>
        </text:list-item>
        <text:list-item>
          <text:p text:style-name="P73">Zware aanval(2x)<text:s/></text:p>
        </text:list-item>
        <text:list-item>
          <text:p text:style-name="P74">Rol, lichte aanval</text:p>
        </text:list-item>
        <text:list-item>
          <text:p text:style-name="P75">Sprinten, lichte aanval</text:p>
        </text:list-item>
        <text:list-item>
          <text:p text:style-name="P76">Spring+aanval, zware aanval</text:p>
        </text:list-item>
        <text:list-item>
          <text:p text:style-name="P77">Wisselen van wapen</text:p>
        </text:list-item>
        <text:list-item>
          <text:p text:style-name="P78">Terugketsen</text:p>
        </text:list-item>
        <text:list-item>
          <text:p text:style-name="P79">Charge attack/ charge</text:p>
        </text:list-item>
        <text:list-item>
          <text:p text:style-name="P80">Charge attack/ attack</text:p>
        </text:list-item>
        <text:list-item>
          <text:p text:style-name="P81">Special finisher**</text:p>
        </text:list-item>
      </text:list>
      <text:p text:style-name="P82"/>
      <text:p text:style-name="P8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ck</meta:initial-creator>
    <dc:creator>Mack</dc:creator>
    <meta:creation-date>2016-10-07T10:35:00Z</meta:creation-date>
    <dc:date>2016-12-06T13:07:00Z</dc:date>
    <meta:template xlink:href="Normal" xlink:type="simple"/>
    <meta:editing-cycles>90</meta:editing-cycles>
    <meta:editing-duration>PT78180S</meta:editing-duration>
    <meta:document-statistic meta:page-count="3" meta:paragraph-count="3" meta:word-count="289" meta:character-count="1880" meta:row-count="13" meta:non-whitespace-character-count="1594"/>
  </office:meta>
</office:document-meta>
</file>